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4" style:family="table-column">
      <style:table-column-properties fo:break-before="auto" style:column-width="79.34mm"/>
    </style:style>
    <style:style style:name="co55" style:family="table-column">
      <style:table-column-properties fo:break-before="auto" style:column-width="161.45mm"/>
    </style:style>
    <style:style style:name="co56" style:family="table-column">
      <style:table-column-properties fo:break-before="auto" style:column-width="47.27mm"/>
    </style:style>
    <style:style style:name="co57" style:family="table-column">
      <style:table-column-properties fo:break-before="auto" style:column-width="80.43mm"/>
    </style:style>
    <style:style style:name="co43" style:family="table-column">
      <style:table-column-properties fo:break-before="auto" style:column-width="145.96mm"/>
    </style:style>
    <style:style style:name="co58" style:family="table-column">
      <style:table-column-properties fo:break-before="auto" style:column-width="46.99mm"/>
    </style:style>
    <style:style style:name="co59" style:family="table-column">
      <style:table-column-properties fo:break-before="auto" style:column-width="70.22mm"/>
    </style:style>
    <style:style style:name="co60" style:family="table-column">
      <style:table-column-properties fo:break-before="auto" style:column-width="169.46mm"/>
    </style:style>
    <style:style style:name="co61" style:family="table-column">
      <style:table-column-properties fo:break-before="auto" style:column-width="42.3mm"/>
    </style:style>
    <style:style style:name="co62" style:family="table-column">
      <style:table-column-properties fo:break-before="auto" style:column-width="58.33mm"/>
    </style:style>
    <style:style style:name="co63" style:family="table-column">
      <style:table-column-properties fo:break-before="auto" style:column-width="154.53mm"/>
    </style:style>
    <style:style style:name="co53" style:family="table-column">
      <style:table-column-properties fo:break-before="auto" style:column-width="56.94mm"/>
    </style:style>
    <style:style style:name="co64" style:family="table-column">
      <style:table-column-properties fo:break-before="auto" style:column-width="58.88mm"/>
    </style:style>
    <style:style style:name="co65" style:family="table-column">
      <style:table-column-properties fo:break-before="auto" style:column-width="158.4mm"/>
    </style:style>
    <style:style style:name="co66" style:family="table-column">
      <style:table-column-properties fo:break-before="auto" style:column-width="49.19mm"/>
    </style:style>
    <style:style style:name="co67" style:family="table-column">
      <style:table-column-properties fo:break-before="auto" style:column-width="54.73mm"/>
    </style:style>
    <style:style style:name="co68" style:family="table-column">
      <style:table-column-properties fo:break-before="auto" style:column-width="158.68mm"/>
    </style:style>
    <style:style style:name="co69" style:family="table-column">
      <style:table-column-properties fo:break-before="auto" style:column-width="55.56mm"/>
    </style:style>
    <style:style style:name="co70" style:family="table-column">
      <style:table-column-properties fo:break-before="auto" style:column-width="62.48mm"/>
    </style:style>
    <style:style style:name="co71" style:family="table-column">
      <style:table-column-properties fo:break-before="auto" style:column-width="163.11mm"/>
    </style:style>
    <style:style style:name="co72" style:family="table-column">
      <style:table-column-properties fo:break-before="auto" style:column-width="58.6mm"/>
    </style:style>
    <style:style style:name="co73" style:family="table-column">
      <style:table-column-properties fo:break-before="auto" style:column-width="59.71mm"/>
    </style:style>
    <style:style style:name="co74" style:family="table-column">
      <style:table-column-properties fo:break-before="auto" style:column-width="179.97mm"/>
    </style:style>
    <style:style style:name="co75" style:family="table-column">
      <style:table-column-properties fo:break-before="auto" style:column-width="43.67mm"/>
    </style:style>
    <style:style style:name="co76" style:family="table-column">
      <style:table-column-properties fo:break-before="auto" style:column-width="52.79mm"/>
    </style:style>
    <style:style style:name="co77" style:family="table-column">
      <style:table-column-properties fo:break-before="auto" style:column-width="168.63mm"/>
    </style:style>
    <style:style style:name="co78" style:family="table-column">
      <style:table-column-properties fo:break-before="auto" style:column-width="56.11mm"/>
    </style:style>
    <style:style style:name="co81" style:family="table-column">
      <style:table-column-properties fo:break-before="auto" style:column-width="164.2mm"/>
    </style:style>
    <style:style style:name="co82" style:family="table-column">
      <style:table-column-properties fo:break-before="auto" style:column-width="181.35mm"/>
    </style:style>
    <style:style style:name="co83" style:family="table-column">
      <style:table-column-properties fo:break-before="auto" style:column-width="53.9mm"/>
    </style:style>
    <style:style style:name="co84" style:family="table-column">
      <style:table-column-properties fo:break-before="auto" style:column-width="54.45mm"/>
    </style:style>
    <style:style style:name="co85" style:family="table-column">
      <style:table-column-properties fo:break-before="auto" style:column-width="132.96mm"/>
    </style:style>
    <style:style style:name="co86" style:family="table-column">
      <style:table-column-properties fo:break-before="auto" style:column-width="50.31mm"/>
    </style:style>
    <style:style style:name="co90" style:family="table-column">
      <style:table-column-properties fo:break-before="auto" style:column-width="123.3mm"/>
    </style:style>
    <style:style style:name="co91" style:family="table-column">
      <style:table-column-properties fo:break-before="auto" style:column-width="61.65mm"/>
    </style:style>
    <style:style style:name="co92" style:family="table-column">
      <style:table-column-properties fo:break-before="auto" style:column-width="52.25mm"/>
    </style:style>
    <style:style style:name="co93" style:family="table-column">
      <style:table-column-properties fo:break-before="auto" style:column-width="148.45mm"/>
    </style:style>
    <style:style style:name="co94" style:family="table-column">
      <style:table-column-properties fo:break-before="auto" style:column-width="146.24mm"/>
    </style:style>
    <style:style style:name="co95" style:family="table-column">
      <style:table-column-properties fo:break-before="auto" style:column-width="58.05mm"/>
    </style:style>
    <style:style style:name="co96" style:family="table-column">
      <style:table-column-properties fo:break-before="auto" style:column-width="63.85mm"/>
    </style:style>
    <style:style style:name="co97" style:family="table-column">
      <style:table-column-properties fo:break-before="auto" style:column-width="142.1mm"/>
    </style:style>
    <style:style style:name="co98" style:family="table-column">
      <style:table-column-properties fo:break-before="auto" style:column-width="51.42mm"/>
    </style:style>
    <style:style style:name="co99" style:family="table-column">
      <style:table-column-properties fo:break-before="auto" style:column-width="50.85mm"/>
    </style:style>
    <style:style style:name="co100" style:family="table-column">
      <style:table-column-properties fo:break-before="auto" style:column-width="45.05mm"/>
    </style:style>
    <style:style style:name="co101" style:family="table-column">
      <style:table-column-properties fo:break-before="auto" style:column-width="64.14mm"/>
    </style:style>
    <style:style style:name="co102" style:family="table-column">
      <style:table-column-properties fo:break-before="auto" style:column-width="123.58mm"/>
    </style:style>
    <style:style style:name="co103" style:family="table-column">
      <style:table-column-properties fo:break-before="auto" style:column-width="47.82mm"/>
    </style:style>
    <style:style style:name="co117" style:family="table-column">
      <style:table-column-properties fo:break-before="auto" style:column-width="52.51mm"/>
    </style:style>
    <style:style style:name="co118" style:family="table-column">
      <style:table-column-properties fo:break-before="auto" style:column-width="126.33mm"/>
    </style:style>
    <style:style style:name="co119" style:family="table-column">
      <style:table-column-properties fo:break-before="auto" style:column-width="45.61mm"/>
    </style:style>
    <style:style style:name="co120" style:family="table-column">
      <style:table-column-properties fo:break-before="auto" style:column-width="62.74mm"/>
    </style:style>
    <style:style style:name="co121" style:family="table-column">
      <style:table-column-properties fo:break-before="auto" style:column-width="144.85mm"/>
    </style:style>
    <style:style style:name="co122" style:family="table-column">
      <style:table-column-properties fo:break-before="auto" style:column-width="49.48mm"/>
    </style:style>
    <style:style style:name="co123" style:family="table-column">
      <style:table-column-properties fo:break-before="auto" style:column-width="59.16mm"/>
    </style:style>
    <style:style style:name="co124" style:family="table-column">
      <style:table-column-properties fo:break-before="auto" style:column-width="144.3mm"/>
    </style:style>
    <style:style style:name="co125" style:family="table-column">
      <style:table-column-properties fo:break-before="auto" style:column-width="39.25mm"/>
    </style:style>
    <style:style style:name="co126" style:family="table-column">
      <style:table-column-properties fo:break-before="auto" style:column-width="125.24mm"/>
    </style:style>
    <style:style style:name="co127" style:family="table-column">
      <style:table-column-properties fo:break-before="auto" style:column-width="40.08mm"/>
    </style:style>
    <style:style style:name="co128" style:family="table-column">
      <style:table-column-properties fo:break-before="auto" style:column-width="56.39mm"/>
    </style:style>
    <style:style style:name="co129" style:family="table-column">
      <style:table-column-properties fo:break-before="auto" style:column-width="128.55mm"/>
    </style:style>
    <style:style style:name="co130" style:family="table-column">
      <style:table-column-properties fo:break-before="auto" style:column-width="43.39mm"/>
    </style:style>
    <style:style style:name="co89" style:family="table-column">
      <style:table-column-properties fo:break-before="auto" style:column-width="54.17mm"/>
    </style:style>
    <style:style style:name="co133" style:family="table-column">
      <style:table-column-properties fo:break-before="auto" style:column-width="149mm"/>
    </style:style>
    <style:style style:name="co42" style:family="table-column">
      <style:table-column-properties fo:break-before="auto" style:column-width="68.28mm"/>
    </style:style>
    <style:style style:name="co44" style:family="table-column">
      <style:table-column-properties fo:break-before="auto" style:column-width="29.3mm"/>
    </style:style>
    <style:style style:name="co45" style:family="table-column">
      <style:table-column-properties fo:break-before="auto" style:column-width="27.08mm"/>
    </style:style>
    <style:style style:name="co26" style:family="table-column">
      <style:table-column-properties fo:break-before="auto" style:column-width="31.24mm"/>
    </style:style>
    <style:style style:name="co4" style:family="table-column">
      <style:table-column-properties fo:break-before="auto" style:column-width="22.58mm"/>
    </style:style>
    <style:style style:name="co48" style:family="table-column">
      <style:table-column-properties fo:break-before="auto" style:column-width="37.31mm"/>
    </style:style>
    <style:style style:name="co49" style:family="table-column">
      <style:table-column-properties fo:break-before="auto" style:column-width="36.48mm"/>
    </style:style>
    <style:style style:name="co50" style:family="table-column">
      <style:table-column-properties fo:break-before="auto" style:column-width="36.76mm"/>
    </style:style>
    <style:style style:name="co134" style:family="table-column">
      <style:table-column-properties fo:break-before="auto" style:column-width="69.11mm"/>
    </style:style>
    <style:style style:name="co135" style:family="table-column">
      <style:table-column-properties fo:break-before="auto" style:column-width="165.88mm"/>
    </style:style>
    <style:style style:name="co136" style:family="table-column">
      <style:table-column-properties fo:break-before="auto" style:column-width="53.34mm"/>
    </style:style>
    <style:style style:name="co137" style:family="table-column">
      <style:table-column-properties fo:break-before="auto" style:column-width="130.21mm"/>
    </style:style>
    <style:style style:name="co138" style:family="table-column">
      <style:table-column-properties fo:break-before="auto" style:column-width="57.5mm"/>
    </style:style>
    <style:style style:name="co139" style:family="table-column">
      <style:table-column-properties fo:break-before="auto" style:column-width="125.5mm"/>
    </style:style>
    <style:style style:name="co140" style:family="table-column">
      <style:table-column-properties fo:break-before="auto" style:column-width="127.16mm"/>
    </style:style>
    <style:style style:name="co141" style:family="table-column">
      <style:table-column-properties fo:break-before="auto" style:column-width="59.99mm"/>
    </style:style>
    <style:style style:name="co142" style:family="table-column">
      <style:table-column-properties fo:break-before="auto" style:column-width="127.44mm"/>
    </style:style>
    <style:style style:name="co143" style:family="table-column">
      <style:table-column-properties fo:break-before="auto" style:column-width="43.13mm"/>
    </style:style>
    <style:style style:name="co144" style:family="table-column">
      <style:table-column-properties fo:break-before="auto" style:column-width="151.5mm"/>
    </style:style>
    <style:style style:name="co145" style:family="table-column">
      <style:table-column-properties fo:break-before="auto" style:column-width="41.19mm"/>
    </style:style>
    <style:style style:name="co146" style:family="table-column">
      <style:table-column-properties fo:break-before="auto" style:column-width="124.41mm"/>
    </style:style>
    <style:style style:name="co147" style:family="table-column">
      <style:table-column-properties fo:break-before="auto" style:column-width="48.1mm"/>
    </style:style>
    <style:style style:name="co148" style:family="table-column">
      <style:table-column-properties fo:break-before="auto" style:column-width="125.57mm"/>
    </style:style>
    <style:style style:name="co149" style:family="table-column">
      <style:table-column-properties fo:break-before="auto" style:column-width="30.67mm"/>
    </style:style>
    <style:style style:name="co150" style:family="table-column">
      <style:table-column-properties fo:break-before="auto" style:column-width="138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 style:data-style-name="N37">
      <style:text-properties style:text-position=""/>
    </style:style>
    <style:style style:name="ce6" style:family="table-cell" style:parent-style-name="Default" style:data-style-name="N37">
      <style:text-properties style:text-position=""/>
    </style:style>
    <style:style style:name="ce7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37">
      <style:text-properties style:text-position=""/>
    </style: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11"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12" style:family="table-cell" style:parent-style-name="Default" style:data-style-name="N37"/>
    <style:style style:name="ce13" style:family="table-cell" style:parent-style-name="Default" style:data-style-name="N0"/>
    <style:style style:name="ce14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34" table:default-cell-style-name="Default"/>
        <table:table-column table:style-name="co135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rlow-Kilkenny”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702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0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0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669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John Paul Phelan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McGuinness”, gender: “Male”, party: “FF”, status: “elect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Funchion”, gender: “Female”, party: “S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obby Aylward”, gender: “Male”, party: “F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Deering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nnifer Murnane O'Connor”, gender: “Female”, party: “FF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Fitzgerald”, gender: “Male”, party: “FG”, status: “exclud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Phelan”, gender: “Female”, party: “LAB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lcolm Noonan”, gender: “Male”, party: “G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McKee”, gender: “Male”, party: “RN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drienne Wallace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nor MacLiam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Manning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ith Gilligan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 Walsh”, gender: “Male”, party: “IND”, status: “excluded”, con: “Carlow-Kilkenny”</text:p>
          </table:table-cell>
          <table:table-cell office:value-type="string" calcext:value-type="string">
            <text:p>});</text:p>
          </table:table-cell>
        </table:table-row>
      </table:table>
      <table:table table:name="Sheet2" table:style-name="ta1"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van-Monagha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061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9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65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93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oimhghín Ó Caoláin”, gender: “Female”, party: “S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ather Humphreys”, gender: “Female”, party: “FG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Smith”, gender: “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Smyth”, gender: “Fe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Reilly”, gender: “Male”, party: “FG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ryn Reilly”, gender: “Female”, party: “S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Durkan”, gender: “Male”, party: “F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Smyth”, gender: “Fe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Conla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Callaghan”, gender: “Male”, party: “GP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Wilso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ermott”, gender: “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ife O'Connell”, gender: “Fe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t Smith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ee”, gender: “Male”, party: “IND”, status: “excluded” , con: “Cavan-Monaghan”</text:p>
          </table:table-cell>
          <table:table-cell office:value-type="string" calcext:value-type="string">
            <text:p>});</text:p>
          </table:table-cell>
        </table:table-row>
      </table:table>
      <table:table table:name="Sheet3" table:style-name="ta1">
        <table:table-column table:style-name="co57" table:default-cell-style-name="Default"/>
        <table:table-column table:style-name="co43" table:default-cell-style-name="Default"/>
        <table:table-column table:style-name="co5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la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66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70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40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immy Dooley”, gender: “Male”, party: “FF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r Michael Harty”, gender: “Male”, party: “IND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reen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arey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onagh”, gender: “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Namara”, gender: “Male”, party: “LAB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een Moran”, gender: “Female”, party: “S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Norton”, gender: “Fe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Colleran-Molloy”, gender: “Fe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Smith”, gender: “Male”, party: “GP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ward”, gender: “Female”, party: “FG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Lynch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O'Brien”, gender: “Female”, party: “FN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Cahill”, gender: “Male”, party: ”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é Sibo Hakizimana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Mulqueen”, gender: “Male”, party: “IND”, status: “excluded” , con: “Clare”</text:p>
          </table:table-cell>
          <table:table-cell office:value-type="string" calcext:value-type="string">
            <text:p>});</text:p>
          </table:table-cell>
        </table:table-row>
      </table:table>
      <table:table table:name="Sheet4" table:style-name="ta1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2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28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56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an Sherlock”, gender: “Male”, party: “LAB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Stanton”, gender: “Male”, party: “FG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O'Keeffe”, gender: “Male”, party: “F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uckley”, gender: “Male”, party: “S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bara Ahern”, gender: “Female”, party: “FF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McCarth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Bradford”, gender: “Male”, party: “RN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Linehan Foley”, gender: “Fe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Barr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 Leonardi Roche”, gender: “Female”, party: “AAA-PB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McCarthy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n Curtin”, gender: “Male”, party: “S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tasha Harty”, gender: “Female”, party: “G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Bullman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s Cannon”, gender: “Male”, party: “IND”, status: “excluded” , con: “Cork East”</text:p>
          </table:table-cell>
          <table:table-cell office:value-type="string" calcext:value-type="string">
            <text:p>});</text:p>
          </table:table-cell>
        </table:table-row>
      </table:table>
      <table:table table:name="Sheet5" table:style-name="ta1">
        <table:table-column table:style-name="co62" table:default-cell-style-name="Default"/>
        <table:table-column table:style-name="co63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16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117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3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Billy Kelleher”, gender: “Male”, party: “F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nathan O'Brien”, gender: “Male”, party: “S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Barry”, gender: “Male”, party: “AAA-PBP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a Murphy”, gender: “Male”, party: “FG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Lynch”, gender: “Female”, party: “LAB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ulie O'Leary”, gender: “Female”, party: “FG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Gould”, gender: “Male”, party: “SF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liver Moran”, gender: “Male”, party: “G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d Tynan”, gender: “Male”, party: “W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O'Leary”, gender: “Male”, party: “RN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 Keohane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Kiel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Murph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O'Loughlin”, gender: “Male”, party: “IND”, status: “excluded”, con: “Cork North-Central”</text:p>
          </table:table-cell>
          <table:table-cell office:value-type="string" calcext:value-type="string">
            <text:p>});</text:p>
          </table:table-cell>
        </table:table-row>
      </table:table>
      <table:table table:name="Sheet6" table:style-name="ta1"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0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758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9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69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74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Creed”, gender: “Male”, party: “FG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ndrias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Paul O'Shea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Áine Collins”, gender: “Female”, party: “FG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gel Dennehy”, gender: “Male”, party: “SF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uid O'Flynn”, gender: “Male”, party: “IA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son Fitzgerald”, gender: “Male”, party: “RN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ven O'Riord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anning”, gender: “Male”, party: “GP“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O'Sulliv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irley Griffin”, gender: “Fe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Donnell”, gender: “Male”, party: “CPI”, status: “excluded”, con: “Cork North-West”</text:p>
          </table:table-cell>
          <table:table-cell office:value-type="string" calcext:value-type="string">
            <text:p>});</text:p>
          </table:table-cell>
        </table:table-row>
      </table:table>
      <table:table table:name="Sheet7" table:style-name="ta1"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44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56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137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McGrath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Martin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chadh Ó Laoghaire”, gender: “Male”, party: “S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imon Coveney”, gender: “Male”, party: “FG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Buttimer”, gender: “Male”, party: “FG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Finn”, gender: “Male”, party: “IA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na Bogue”, gender: “Female”, party: “G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án Lynch”, gender: “Male”, party: “LAB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Ryan”, gender: “Fe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aid Ó Cadhla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n Kenneally”, gender: “Male”, party: “RN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onnell”, gender: “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Harris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lizabeth Hourihane”, gender: “Fe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hally”, gender: “Male”, party: “IND”, status: “excluded”, con: “Cork South-Central” </text:p>
          </table:table-cell>
          <table:table-cell office:value-type="string" calcext:value-type="string">
            <text:p>});</text:p>
          </table:table-cell>
        </table:table-row>
      </table:table>
      <table:table table:name="Sheet8" table:style-name="ta1"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358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3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2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81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garet Murphy-O'Mahony”, gender: “Female”, party: “FF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Collins”, gender: “Male”, party: “IND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Daly”, gender: “Male”, party: “FG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Harrington”, gender: “Male”, party: “FG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Coleman”, gender: “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chel McCarthy”, gender: “Female”, party: “SF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Carthy”, gender: “Male”, party: “LAB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ny O'Mahony”, gender: “Male”, party: “GP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llian Powell”, gender: “Fe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eresa Heaney”, gender: “Female”, party: “C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Pettit O'Leary”, gender: “Female”, party: “IND”, status: “excluded”</text:p>
          </table:table-cell>
          <table:table-cell office:value-type="string" calcext:value-type="string">
            <text:p>, con: “Cork South-West” });</text:p>
          </table:table-cell>
        </table:table-row>
      </table:table>
      <table:table table:name="Sheet9" table:style-name="ta1"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one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1767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5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3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1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earse Doherty”, gender: “Male”, party: “S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the Cope Gallagher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arlie McConalogue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McHugh”, gender: “Male”, party: “FG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Pringle”, gender: “Male”, party: “IND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ádraig MacLochlainn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im Jackson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ssie Shiels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Doherty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Harte”, gender: “Male”, party: “FG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Kennedy”, gender: “Female”, party: “IA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McBrearty Jr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McGarv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a Flanagan”, gender: “Female”, party: “GP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on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delia Nic Fhearraigh”, gender: “Female”, party: “FN”, status: “excluded”</text:p>
          </table:table-cell>
          <table:table-cell office:value-type="string" calcext:value-type="string">
            <text:p>, con: “Donegal” });</text:p>
          </table:table-cell>
        </table:table-row>
      </table:table>
      <table:table table:name="Sheet10" table:style-name="ta1"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ublin Bay Nor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7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9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7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62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7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ichard Bruton”, gender: “Male”, party: “FG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Haughey”, gender: “Male”, party: “F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my Broughan”, gender: “Male”, party: “IND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nise Mitchell”, gender: “Female”, party: “S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nian McGrath”, gender: “Male”, party: “IA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dhán Ó Ríordáin”, gender: “Male”, party: “LAB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veril Power”, gender: “Fe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n O'Callaghan”, gender: “Male”, party: “S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Heney”, gender: “Female”, party: “F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ícheál MacDonncha”, gender: “Male”, party: “S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ence Flanagan”, gender: “Male”, party: “RN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oise Ó Muiri”, gender: “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Brien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anie Regan”, gender: “Fe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mien O'Neill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a Cooney”, gender: “Female”, party: “G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Guerin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Clarke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roinsias Ó Conaráin”, gender: “Male”, party: “IND”, status: “excluded” </text:p>
          </table:table-cell>
          <table:table-cell office:value-type="string" calcext:value-type="string">
            <text:p>, con: “Dublin Bay North” });</text:p>
          </table:table-cell>
        </table:table-row>
      </table:table>
      <table:table table:name="Sheet11" table:style-name="ta1">
        <table:table-column table:style-name="co69" table:default-cell-style-name="Default"/>
        <table:table-column table:style-name="co81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Bay Sou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4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306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1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97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794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amon Ryan”, gender: “Male”, party: “GP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ghan Murphy”, gender: “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allaghan”, gender: “Male”, party: “FF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e O'Connell”, gender: “Fe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Humphreys”, gender: “Male”, party: “LAB“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 Andrews”, gender: “Male”, party: “SF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ucinda Creighton”, gender: “Female”, party: “RN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lenna Lynch”, gender: “Female”, party: “S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tte Mooney”, gender: “Female”, party: “AAA-PBP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nnix Flyn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MacStiofai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in Tierney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Dominic Keigher”, gender: “Male”, party: “IND”, status: “excluded”</text:p>
          </table:table-cell>
          <table:table-cell office:value-type="string" calcext:value-type="string">
            <text:p>, con: “Dublin Bay South” });</text:p>
          </table:table-cell>
        </table:table-row>
      </table:table>
      <table:table table:name="Sheet12" table:style-name="ta1">
        <table:table-column table:style-name="co69" table:default-cell-style-name="Default"/>
        <table:table-column table:style-name="co82" table:default-cell-style-name="Default"/>
        <table:table-column table:style-name="co8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4574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236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592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y Lou McDonald”, gender: “Female”, party: “SF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schal Donohoe”, gender: “Male”, party: “FG“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ureen O'Sullivan”, gender: “Female”, party: “IND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Gannon”, gender: “Male”, party: “S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y Burke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Fitzpatrick”, gender: “Female”, party: “FF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ostello”, gender: “Male”, party: “LAB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eran Perry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na O'Dwyer”, gender: “Female”, party: “AAA-PB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Noel Smyth”, gender: “Male”, party: “G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cqui Gilbourne”, gender: “Female”, party: “RN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Éilis Ryan”, gender: “Female”, party: “W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cKay”, gender: “Male”, party: “DDI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rry Guinan”, gender: “Fe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Male”, party: “IND”, status: “excluded”</text:p>
          </table:table-cell>
          <table:table-cell office:value-type="string" calcext:value-type="string">
            <text:p>, con: “Dublin Central” });</text:p>
          </table:table-cell>
        </table:table-row>
      </table:table>
      <table:table table:name="Sheet13" table:style-name="ta1"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Fin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34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03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06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arragh O'Brien”, gender: “Male”, party: “F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Daly”, gender: “Female”, party: “IND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Farrell”, gender: “Male”, party: “FG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Ryan”, gender: “Male”, party: “LAB“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uise O'Reilly”, gender: “Female”, party: “S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Reilly”, gender: “Male”, party: “FG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Clifford-Lee”, gender: “Female”, party: “FF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ry Marti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Brien”, gender: “Male”, party: “G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ny Murphy”, gender: “Male”, party: “IA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ry Molloy”, gender: “RN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ry Kelleher”, gender: “Male”, party: “AAA-PB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lyn Fuller”, gender: “Fe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cus De Bru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O'Connell”, gender: “Male”, party: “IND”, status: “excluded”</text:p>
          </table:table-cell>
          <table:table-cell office:value-type="string" calcext:value-type="string">
            <text:p>, con: “Dublin Fingal” });</text:p>
          </table:table-cell>
        </table:table-row>
      </table:table>
      <table:table table:name="Sheet14" table:style-name="ta1">
        <table:table-column table:style-name="co136" table:default-cell-style-name="Default"/>
        <table:table-column table:style-name="co137" table:default-cell-style-name="Default"/>
        <table:table-column table:style-name="co8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Mid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93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1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62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oin Ó Broin”, gender: “Male”, party: “SF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Curran”, gender: “Male”, party: “FF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es Fitzgerald”, gender: “Male”, party: “FG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no Kenny”, gender: “Male”, party: “AAA-PBP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-Marie McNally”, gender: “Female”, party: “S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ek Keating”, gender: “Male”, party: “FG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Gogarty”, gender: “Male”, party: “IA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na Tuffy”, gender: “Female”, party: “LAB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is Timmons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Hennessy”, gender: “Female”, party: “WP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Kivlehan”, gender: “Male”, party: “GP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Leonard”, gender: “Fe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Akpoveta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aroon Khan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opher Healy”, gender: “Male”, party: “DDI”, status: “excluded“</text:p>
          </table:table-cell>
          <table:table-cell office:value-type="string" calcext:value-type="string">
            <text:p>, con: “Dublin Mid-West” });</text:p>
          </table:table-cell>
        </table:table-row>
      </table:table>
      <table:table table:name="Sheet15" table:style-name="ta1">
        <table:table-column table:style-name="co83" table:default-cell-style-name="Default"/>
        <table:table-column table:style-name="co90" table:default-cell-style-name="Default"/>
        <table:table-column table:style-name="co9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04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6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7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25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essie Ellis”, gender: “Male”, party: “SF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óisín Shortall”, gender: “Female”, party: “SD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Rock”, gender: “Male”, party: “FG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McAuliffe”, gender: “Male”, party: “FF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LAB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leen Carney-Boud”, gender: “Female”, party: “SF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ew Keegan”, gender: “Male”, party: “AAA-PB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rnie Hughes”, gender: “Male”, party: “IND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ine Conroy”, gender: “Female”, party: “G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Dignam”, gender: “Male”, party: “W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cKay”, gender: “Male”, party: “DDI”, status: “excluded”</text:p>
          </table:table-cell>
          <table:table-cell office:value-type="string" calcext:value-type="string">
            <text:p>, con: “Dublin North-West” });</text:p>
          </table:table-cell>
        </table:table-row>
      </table:table>
      <table:table table:name="Sheet16" table:style-name="ta1">
        <table:table-column table:style-name="co92" table:default-cell-style-name="Default"/>
        <table:table-column table:style-name="co93" table:default-cell-style-name="Default"/>
        <table:table-column table:style-name="co7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Rathdow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7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234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2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09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7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hane Ross”, gender: “Male”, party: “IA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sepha Madigan”, gender: “Female”, party: “FG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Martin”, gender: “Female”, party: “GP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Shatter”, gender: “Male”, party: “FG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White”, gender: “Female”, party: “FF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ex White”, gender: “Male”, party: “LAB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orcha Nic Cormaic”, gender: “Female”, party: “SF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Mathews”, gender: “Male”, party: “IND”,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Daveron”, gender: “Male”, party: “RN”, status: “excluded”</text:p>
          </table:table-cell>
          <table:table-cell office:value-type="string" calcext:value-type="string">
            <text:p>, con: “Dublin Rathdown” });</text:p>
          </table:table-cell>
        </table:table-row>
      </table:table>
      <table:table table:name="Sheet17" table:style-name="ta1">
        <table:table-column table:style-name="co64" table:default-cell-style-name="Default"/>
        <table:table-column table:style-name="co94" table:default-cell-style-name="Default"/>
        <table:table-column table:style-name="co9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8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494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9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285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57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therine Byrne”, gender: “Female”, party: “FG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engus Ó Snodaigh”, gender: “Male”, party: “SF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Collins”, gender: “Female”, party: “IND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íd Smith”, gender: “Female”, party: “AAA-PBP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Ardagh”, gender: “Female”, party: “FF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ric Byrne”, gender: “Male”, party: “LAB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áire Devine”, gender: “Female”, party: “SF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iam Coyne”, gender: “Male”, party: “SD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Hand”, gender: “Male”, party: “IND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isín Ó hAlmhain”, gender: “Male”, party: “GP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Gargan”, gender: “Male”, party: “RN“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eville Bradley”, gender: “Male”, party: “DDI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Murray”, gender: “Male”, party: “IND”, status: “excluded” </text:p>
          </table:table-cell>
          <table:table-cell office:value-type="string" calcext:value-type="string">
            <text:p>, con: “Dublin South-Central” });</text:p>
          </table:table-cell>
        </table:table-row>
      </table:table>
      <table:table table:name="Sheet18" table:style-name="ta1"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542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4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727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21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aul Murphy”, gender: “Male”, party: “AAA-PBP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ahart”, gender: “Male”, party: “FF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Crowe”, gender: “Male”, party: “SF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lm Brophy”, gender: “Male”, party: “FG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erine Zappone”, gender: “Female”, party: “IND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-Marie Dermody”, gender: “Female”, party: “FG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Fitzpatrick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mela Kearns”, gender: “Female”, party: “LAB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ndra Fay”, gender: “Female”, party: “AAA-PBP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nan McMahon”, gender: “Male”, party: “RN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Holland”, gender: “Female”, party: “SF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O'Donovan”, gender: “Female”, party: “IA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Duff”, gender: “Male”, party: “LAB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amonn Maloney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is Duffy”, gender: “Male”, party: “GP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ren Warren”, gender: “Female”, party: “FG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clan Burke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en Sinclair”, gender: “Male”, party: “DDI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Adam Quigley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Summerville Molloy”, gender: “Fe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O'Gorman”, gender: “Male”, party: “IND”, status: “excluded”</text:p>
          </table:table-cell>
          <table:table-cell office:value-type="string" calcext:value-type="string">
            <text:p>, con: “Dublin South-West” });</text:p>
          </table:table-cell>
        </table:table-row>
      </table:table>
      <table:table table:name="Sheet19" table:style-name="ta1">
        <table:table-column table:style-name="co99" table:default-cell-style-name="Default"/>
        <table:table-column table:style-name="co43" table:default-cell-style-name="Default"/>
        <table:table-column table:style-name="co100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463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2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95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39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Leo Varadkar”, gender: “Male”, party: “FG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uth Coppinger”, gender: “Female”, party: “AAA-PBP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ck Chambers”, gender: “Male”, party: “FF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Burton”, gender: “Female”, party: “LAB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Donnelly”, gender: “Male”, party: “SF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McGuinness”, gender: “Male”, party: “IA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deric O'Gorman”, gender: “Male”, party: “GP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J Clare”, gender: “Male”, party: “IND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Noone”, gender: “Female”, party: “FG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 O'Brien”, gender: “Male”, party: “RN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Casey”, gender: “Male”, party: “IND”, status: “excluded”</text:p>
          </table:table-cell>
          <table:table-cell office:value-type="string" calcext:value-type="string">
            <text:p>, con: “Dublin West” });</text:p>
          </table:table-cell>
        </table:table-row>
      </table:table>
      <table:table table:name="Sheet20" table:style-name="ta1"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ún Laoghai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224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23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481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ichard Boyd-Barrett”, gender: “Male”, party: “AAA-PBP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Barrett”, gender: “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ia Bailey”, gender: “Fe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Mitchell O'Connor”, gender: “Fe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anafin”, gender: “Female”, party: “F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rie Smyth”, gender: “Female”, party: “LAB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Devlin”, gender: “Male”, party: “F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ssian Smyth”, gender: “Male”, party: “GP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 Hunt”, gender: “Female”, party: “IA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ne O'Brien”, gender: ”Male”, party: “S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Cronin”, gender: “Male”, party: “RN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ymond Whitehead”, gender: “Male”, party: “DDI”, status: “excluded”</text:p>
          </table:table-cell>
          <table:table-cell office:value-type="string" calcext:value-type="string">
            <text:p>, con: “Dún Laoghaire” });</text:p>
          </table:table-cell>
        </table:table-row>
      </table:table>
      <table:table table:name="Sheet21" table:style-name="ta1"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Galway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843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7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523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31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án Canney”, gender: “Male”, party: “IA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 Rabbitte”, gender: “Female”, party: “FF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n Cannon”, gender: “Male”, party: “FG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Connaughton”, gender: “Male”, party: “FG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lm Keaveney”, gender: “Male”, party: “FF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Higgins”, gender: “Female”, party: “LAB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marie Roche”, gender: “Female”, party: “SF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'Stroke' Fahy”, gender: “Male”, party: “IND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áiréad Ní Chróinín”, gender: “Female”, party: “GP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engus Melia”, gender: “Male”, party: “DDI”, status: “excluded” </text:p>
          </table:table-cell>
          <table:table-cell office:value-type="string" calcext:value-type="string">
            <text:p>, con: “Galway East” })</text:p>
          </table:table-cell>
        </table:table-row>
      </table:table>
      <table:table table:name="Sheet22" table:style-name="ta1"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Galway 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37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427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71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Éamon Ó Cuív”, gender: “Male”, party: “FF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realish”, gender: “Male”, party: “IND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Kyne”, gender: “Male”, party: “FG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Connolly”, gender: “Female”, party: “IND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ildegarde Naughton”, gender: “Female”, party: “FG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revor Ó Clochartaigh”, gender: “Male”, party: “SF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O'Mahony”, gender: “Male”, party: “FG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Connolly”, gender: “Male”, party: “FF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ll Ó Tuathail”, gender: “Male”, party: “S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ek Nolan”, gender: “Male”, party: “LAB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ade”, gender: “Female”, party: “FF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Cubbard”, gender: “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mus Sheridan”, gender: “Male”, party: “GP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delma Healy-Eames”, gender: “Fe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Charity”, gender: “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Holohan”, gender: “Male”, party: “AAA-PBP“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cola Daveron”, gender: “Female”, party: “RN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my Roddy”, gender: “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uairí O'Neill”, gender: “Male”, party: “DDI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Feeney”, gender: “Male”, party: “IND”, status: “excluded”</text:p>
          </table:table-cell>
          <table:table-cell office:value-type="string" calcext:value-type="string">
            <text:p>, con: “Galway West” })</text:p>
          </table:table-cell>
        </table:table-row>
      </table:table>
      <table:table table:name="Sheet23" table:style-name="ta1"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Kerr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0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1275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7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927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321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Healy-Rae”, gender: “Male”, party: “IND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Griffin”, gender: “Male”, party: “FG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nny Healy-Rae”, gender: “Male”, party: “IND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tin Ferris”, gender: “Male”, party: “SF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Brassil”, gender: “Male”, party: “FF”, status: “elect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Deenihan”, gender: “Male”, party: “FG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rthur Spring”, gender: “Male”, party: “LAB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rma Moriarty”, gender: “Female”, party: “FF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Gorman”, gender: “Male”, party: “IND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ian Finucane”, gender: “Male”, party: “AAA-PBP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Fitzgerald”, gender: “Male”, party: “GP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al Corcoran”, gender: “Male”, party: “RN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race O'Donnell”, gender: “Female”, party: “FG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E Fitzgibbon”, gender: “Female”, party: “IND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Murphy”, gender: “Male”, party: “IND”, status: “excluded”</text:p>
          </table:table-cell>
          <table:table-cell office:value-type="string" calcext:value-type="string">
            <text:p>, con: “Kerr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nry Gaynor”, gender: “Male”, party: “IND”, status: “excluded”</text:p>
          </table:table-cell>
          <table:table-cell office:value-type="string" calcext:value-type="string">
            <text:p>, con: “Kerry” })</text:p>
          </table:table-cell>
        </table:table-row>
      </table:table>
      <table:table table:name="Sheet24" table:style-name="ta1">
        <table:table-column table:style-name="co99" table:default-cell-style-name="Default"/>
        <table:table-column table:style-name="co126" table:default-cell-style-name="Default"/>
        <table:table-column table:style-name="co127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Kildare Nor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76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9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893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78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therine Murphy”, gender: “Female”, party: “SD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Lawless”, gender: “Male”, party: “FF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rnard Durkan”, gender: “Male”, party: “FG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O'Rourke”, gender: “Male”, party: “FF”, status: “elect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thony Lawlor”, gender: “Male”, party: “FG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 Stagg”, gender: “Male”, party: “LAB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éada Cronin”, gender: “Female”, party: “SF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ebh Ní Fhallúin”, gender: “Female”, party: “GP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Young”, gender: “Male”, party: “IND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ne Fitzgerald”, gender: “Male”, party: “RN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shling Merriman”, gender: “Female”, party: “AAA-PBP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Beirne”, gender: “Male”, party: “IND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ard Dunne”, gender: “Male”, party: “IND”, status: “excluded”</text:p>
          </table:table-cell>
          <table:table-cell office:value-type="string" calcext:value-type="string">
            <text:p>, con: “Kildare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lizabeth O'Sullivan”, gender: “Female”, party: “IND”, status: “excluded”</text:p>
          </table:table-cell>
          <table:table-cell office:value-type="string" calcext:value-type="string">
            <text:p>, con: “Kildare North” })</text:p>
          </table:table-cell>
        </table:table-row>
      </table:table>
      <table:table table:name="Sheet25" table:style-name="ta1">
        <table:table-column table:style-name="co128" table:default-cell-style-name="Default"/>
        <table:table-column table:style-name="co129" table:default-cell-style-name="Default"/>
        <table:table-column table:style-name="co130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Kildare Sou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591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67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197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tin Heydon”, gender: “Male”, party: “FG”, status: “elect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O'Loughlin”, gender: “Female”, party: “FF”, status: “elect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Fearghaíl”, gender: “Male”, party: “FF”, status: “elect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k Wall”, gender: “Male”, party: “LAB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ia Ryan”, gender: “Female”, party: “SF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McLoughlin-Healy”, gender: “Female”, party: “FG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clan Crowe”, gender: “Male”, party: “IND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uzanne McEneaney”, gender: “Female”, party: “GP”, status: “excluded”</text:p>
          </table:table-cell>
          <table:table-cell office:value-type="string" calcext:value-type="string">
            <text:p>, con: “Kildare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Kennedy”, gender: “Female”, party: “RN”, status: “excluded”</text:p>
          </table:table-cell>
          <table:table-cell office:value-type="string" calcext:value-type="string">
            <text:p>, con: “Kildare South” })</text:p>
          </table:table-cell>
        </table:table-row>
      </table:table>
      <table:table table:name="Sheet26" table:style-name="ta1">
        <table:table-column table:style-name="co138" table:default-cell-style-name="Default"/>
        <table:table-column table:style-name="co139" table:default-cell-style-name="Default"/>
        <table:table-column table:style-name="co4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aois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329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5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886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71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án Fleming”, gender: “Male”, party: “FF”, status: “elect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ian Stanley”, gender: “Male”, party: “SF”, status: “elect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arlie Flanagan”, gender: “Male”, party: “FG”, status: “elect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ina Connell”, gender: “Female”, party: “FG”, status: “exclud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Whelan”, gender: “Male”, party: “LAB”, status: “excluded”</text:p>
          </table:table-cell>
          <table:table-cell office:value-type="string" calcext:value-type="string">
            <text:p>, con: “Laois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inead Moore”, gender: “Female”, party: “GP”, status: “excluded”</text:p>
          </table:table-cell>
          <table:table-cell office:value-type="string" calcext:value-type="string">
            <text:p>, con: “Laois” })</text:p>
          </table:table-cell>
        </table:table-row>
      </table:table>
      <table:table table:name="Sheet27" table:style-name="ta1">
        <table:table-column table:style-name="co89" table:default-cell-style-name="Default"/>
        <table:table-column table:style-name="co118" table:default-cell-style-name="Default"/>
        <table:table-column table:style-name="co5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imerick Cit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556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5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676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35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Willie O'Dea”, gender: “Male”, party: “FF”, status: “elect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urice Quinlivan”, gender: “Male”, party: “SF”, status: “elect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Noonan”, gender: “Male”, party: “FG”, status: “elect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n O'Sullivan”, gender: “Female”, party: “LAB”, status: “elect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O'Donnell”, gender: “Male”, party: “FG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n Prendiville”, gender: “Male”, party: “AAA-PBP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Jane Hennelly”, gender: “Female”, party: “SD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Gaffney”, gender: “Male”, party: “GP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ra Bennis”, gender: “Female”, party: “CD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smond J Hayes”, gender: “Male”, party: “IND”, status: “excluded”</text:p>
          </table:table-cell>
          <table:table-cell office:value-type="string" calcext:value-type="string">
            <text:p>, con: “Limerick Ci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nis Riordan”, gender: “Male”, party: “IND”, status: “excluded”</text:p>
          </table:table-cell>
          <table:table-cell office:value-type="string" calcext:value-type="string">
            <text:p>, con: “Limerick City” })</text:p>
          </table:table-cell>
        </table:table-row>
      </table:table>
      <table:table table:name="Sheet28" table:style-name="ta1">
        <table:table-column table:style-name="co89" table:default-cell-style-name="Default"/>
        <table:table-column table:style-name="co133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imerick Count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763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441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104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Niall Collins”, gender: “Male”, party: “FF”, status: “elect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Neville”, gender: “Male”, party: “FG”, status: “elect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O'Donovan”, gender: “Male”, party: “FG”, status: “elect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t O'Brien”, gender: “Male”, party: “IND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Heffernan”, gender: “Male”, party: “SD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mus Browne”, gender: “Male”, party: “SF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O'Donoghue”, gender: “Male”, party: “IND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exander Cosgrave”, gender: “Male”, party: “GP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k Keogh”, gender: “Male”, party: “DDI”, status: “excluded”</text:p>
          </table:table-cell>
          <table:table-cell office:value-type="string" calcext:value-type="string">
            <text:p>, con: “Limerick Count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O'Gorman”, gender: “Male”, party: “IND”, status: “excluded”</text:p>
          </table:table-cell>
          <table:table-cell office:value-type="string" calcext:value-type="string">
            <text:p>, con: “Limerick County” })</text:p>
          </table:table-cell>
        </table:table-row>
      </table:table>
      <table:table table:name="Sheet29" table:style-name="ta1">
        <table:table-column table:style-name="co53" table:default-cell-style-name="Default"/>
        <table:table-column table:style-name="co140" table:default-cell-style-name="Default"/>
        <table:table-column table:style-name="co14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ongford-Westmea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924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7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524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05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obert Troy”, gender: “Male”, party: “FF”, status: “elect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Burke”, gender: “Male”, party: “FG”, status: “elect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'Boxer' Moran”, gender: “Male”, party: “IA”, status: “elect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e Penrose”, gender: “Male”, party: “LAB”, status: “elect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Hogan”, gender: “Male”, party: “SF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Bannon”, gender: “Male”, party: “FG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nnie Gerety-Quinn”, gender: “Female”, party: “FF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organ”, gender: “Male”, party: “IA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brielle McFadden”, gender: “Female”, party: “FG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e Sexton”, gender: “Female”, party: “IND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nchán Magan”, gender: “Male”, party: “GP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ian Fagan”, gender: “Male”, party: “IA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McKervey”, gender: “Male”, party: “CD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minic Parker”, gender: “Male”, party: “AAA-PBP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bara Smyth”, gender: “Female”, party: “IND“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iller”, gender: “Male”, party: “IND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anie Healy”, gender: “Female”, party: “DDI”, status: “excluded”</text:p>
          </table:table-cell>
          <table:table-cell office:value-type="string" calcext:value-type="string">
            <text:p>, con: “Longford-Westmea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al Jackson”, gender: “Male”, party: “IND”, status: “excluded”</text:p>
          </table:table-cell>
          <table:table-cell office:value-type="string" calcext:value-type="string">
            <text:p>, con: “Longford-Westmeath” })</text:p>
          </table:table-cell>
        </table:table-row>
      </table:table>
      <table:table table:name="Sheet31" table:style-name="ta1">
        <table:table-column table:style-name="co53" table:default-cell-style-name="Default"/>
        <table:table-column table:style-name="co142" table:default-cell-style-name="Default"/>
        <table:table-column table:style-name="co14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Lou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469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74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752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25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Imelda Munster”, gender: “Female”, party: “SF”, status: “elect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clan Breathnach”, gender: “Male”, party: “FF”, status: “elect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ry Adams”, gender: “Male”, party: “SF”, status: “elect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us O'Dowd”, gender: “Male”, party: “FG”, status: “elect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Fitzpatrick”, gender: “Male”, party: “FG”, status: “elect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d Nash”, gender: “Male”, party: “LAB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rett Weldon”, gender: “Male”, party: “AAA-PBP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Callan”, gender: “Male”, party: “IA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k Dearey”, gender: “Male”, party: “GP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a Coffey”, gender: “Female”, party: “FF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eve Yore”, gender: “Female”, party: “IA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Dowd”, gender: “Male”, status: “RN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Moran”, gender: “Female”, party: “LAB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thony Connor”, gender: “Male”, party: “DDI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Bradley”, gender: “Male”, party: “IND”, status: “excluded”</text:p>
          </table:table-cell>
          <table:table-cell office:value-type="string" calcext:value-type="string">
            <text:p>, con: “L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Greene”, gender: “Male”, party: “DDI”, status: “excluded”</text:p>
          </table:table-cell>
          <table:table-cell office:value-type="string" calcext:value-type="string">
            <text:p>, con: “Louth” })</text:p>
          </table:table-cell>
        </table:table-row>
      </table:table>
      <table:table table:name="Sheet32" table:style-name="ta1">
        <table:table-column table:style-name="co69" table:default-cell-style-name="Default"/>
        <table:table-column table:style-name="co144" table:default-cell-style-name="Default"/>
        <table:table-column table:style-name="co145" table:default-cell-style-name="Default"/>
        <table:table-row table:style-name="ro1">
          <table:table-cell office:value-type="string" calcext:value-type="string">
            <text:p><text:s/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Mayo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9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29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364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73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nda Kenny”, gender: “Male”, party: “FG”, status: “elect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Ring”, gender: “Male”, party: “FG”, status: “elect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a Calleary”, gender: “Male”, party: “FF”, status: “elect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isa Chambers”, gender: “Female”, party: “FF”, status: “elect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lle Mulherin”, gender: “Female”, party: “FG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e Conway-Walsh”, gender: “Female”, party: “SF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Cowley”, gender: “Male”, party: “IND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Farrington”, gender: “Male”, party: “RN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garet Sheehan”, gender: “Female”, party: “GP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Moran”, gender: “Male”, party: “AAA-PBP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orge O'Malley”, gender:”Male”, party: “IND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Jordan”, gender: “Male”, party: “IND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en Manning”, gender: “Male”, party: “IND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ohammad Kamal Uddin”, gender: “Male”, party: “IND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ry O'Boyle”, gender: “Male”, party: “IND”, status: “excluded”</text:p>
          </table:table-cell>
          <table:table-cell office:value-type="string" calcext:value-type="string">
            <text:p>, con: “Mayo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Forkin”, gender: “Male”, party: “IND”, status: “excluded”</text:p>
          </table:table-cell>
          <table:table-cell office:value-type="string" calcext:value-type="string">
            <text:p>, con: “Mayo” })</text:p>
          </table:table-cell>
        </table:table-row>
      </table:table>
      <table:table table:name="Sheet33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MATCH(c:</text:p>
          </table:table-cell>
          <table:table-cell office:value-type="string" calcext:value-type="string">
            <text:p>Constituency</text:p>
          </table:table-cell>
          <table:table-cell office:value-type="string" calcext:value-type="string">
            <text:p>{name: “</text:p>
          </table:table-cell>
          <table:table-cell office:value-type="string" calcext:value-type="string">
            <text:p>Meath East”}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T c.seatsFilled = </text:p>
          </table:table-cell>
          <table:table-cell table:style-name="ce3" office:value-type="string" calcext:value-type="string">
            <text:p>“3”</text:p>
          </table:table-cell>
          <table:table-cell table:style-name="ce1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5”</text:p>
          </table:table-cell>
          <table:table-cell table:style-name="ce2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55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40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3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348”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homas Byrne” , gender: “Male”, party: “FF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len McEntee”, gender: “Female”, party: ”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egina Doherty”, gender: “Female”, party: “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ren O'Rourke”, gender: “Male”, party: “SF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Bonner”, gender: “Male”, party: “IA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minic Hannigan”, gender: “Male”, party: “LAB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sling O'Neill”, gender: “Female”, party: “S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ron Keogan” , gender: “Female”, party: “IN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n Gilroy”, gender: “Male”, party: “DDI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Buachalla”, gender: “Male”, party: “GP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Tyrrell” , gender: “Female”, party: “RN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éamus McDonagh”, gender: “Male”, party: “WP”, status: “excluded” , con: “Meath East”</text:p>
          </table:table-cell>
          <table:table-cell office:value-type="string" calcext:value-type="string">
            <text:p>});</text:p>
          </table:table-cell>
          <table:table-cell/>
        </table:table-row>
      </table:table>
      <table:table table:name="Sheet34" table:style-name="ta1">
        <table:table-column table:style-name="co99" table:default-cell-style-name="Default"/>
        <table:table-column table:style-name="co146" table:default-cell-style-name="Default"/>
        <table:table-column table:style-name="co147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Meath 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0.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46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1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860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65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hane Cassells”, gender: “Male”, party: “FF”, status: “elect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mien English”, gender: “Male”, party: “FG”, status: “elect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adar Tóibín”, gender: “Male”, party: “SF”, status: “elect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y Butler”, gender: “Male”, party: “FG”, status: “exclud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revor Golden”, gender: “Male”, party: “IND”, status: “exclud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mus McMenamin”, gender: “Male”, party: “GP”, status: “exclud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Lawes”, gender: “Male”, party: “DDI”, status: “exclud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racy McElhinney”, gender: “Female”, party: “LAB”, status: “excluded”</text:p>
          </table:table-cell>
          <table:table-cell office:value-type="string" calcext:value-type="string">
            <text:p>, con: “Meath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Malone”, gender: “Male”, party: “IND”, status: “excluded”</text:p>
          </table:table-cell>
          <table:table-cell office:value-type="string" calcext:value-type="string">
            <text:p>, con: “Meath West” })</text:p>
          </table:table-cell>
        </table:table-row>
      </table:table>
      <table:table table:name="Sheet35" table:style-name="ta1">
        <table:table-column table:style-name="co86" table:default-cell-style-name="Default"/>
        <table:table-column table:style-name="co148" table:default-cell-style-name="Default"/>
        <table:table-column table:style-name="co14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Offaly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2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7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56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1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403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009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Barry Cowen”, gender: “Male”, party: “FF”, status: “elect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cella Corcoran-Kennedy”, gender: “Female”, party: “FG”, status: “elect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 Nolan”, gender: “Female”, party: “SF”, status: “elect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ddie Fitzpatrick”, gender: “Male”, party: “FF”, status: “exclud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eahy”, gender: “Male”, party: “RN”, status: “exclud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Hannigan”, gender: “Male”, party: “IND”, status: “exclud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Foley”, gender: “Male”, party: “IA”, status: “exclud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n Smollen”, gender: “Male”, party: “IDP”, status: “exclud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esa Ryan-Feehan”, gender: “Female”, party: “IND”, status: “exclud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e Bopp”, gender: “Female”, party: “IND”, status: “excluded”</text:p>
          </table:table-cell>
          <table:table-cell office:value-type="string" calcext:value-type="string">
            <text:p>, con: “Offaly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opher Fettes”, gender: “Male”, party: “GP”, status: “excluded”</text:p>
          </table:table-cell>
          <table:table-cell office:value-type="string" calcext:value-type="string">
            <text:p>, con: “Offaly” })</text:p>
          </table:table-cell>
        </table:table-row>
      </table:table>
      <table:table table:name="Sheet36" table:style-name="ta1">
        <table:table-column table:style-name="co117" table:default-cell-style-name="Default"/>
        <table:table-column table:style-name="co150" table:default-cell-style-name="Default"/>
        <table:table-column table:style-name="co96" table:default-cell-style-name="Default"/>
        <table:table-row table:style-name="ro1">
          <table:table-cell/>
          <table:table-cell office:value-type="string" calcext:value-type="string">
            <text:p>Constituency</text:p>
          </table:table-cell>
          <table:table-cell office:value-type="string" calcext:value-type="string">
            <text:p>Roscommon-Galway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t count completed: 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/>
          <table:table-cell table:style-name="ce12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/>
          <table:table-cell table:style-name="ce14" office:value-type="percentage" office:value="0.716" calcext:value-type="percentage">
            <text:p>71.6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/>
          <table:table-cell office:value-type="float" office:value="64235" calcext:value-type="float">
            <text:p>642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/>
          <table:table-cell office:value-type="float" office:value="45680" calcext:value-type="float">
            <text:p>456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/>
          <table:table-cell office:value-type="float" office:value="11421" calcext:value-type="float">
            <text:p>114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is Naughten , I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13936" calcext:value-type="float">
            <text:p>139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hael Fitzmaurice , 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11630" calcext:value-type="float">
            <text:p>116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ugene Murphy , FF Count 8 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2539 101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ura Hopkins , FG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925 93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ire Kerrane , SF excluded</text:p>
          </table:table-cell>
          <table:table-cell/>
        </table:table-row>
        <table:table-row table:style-name="ro1">
          <table:table-cell/>
          <table:table-cell office:value-type="float" office:value="-3826" calcext:value-type="float">
            <text:p>-38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ane Curran , FF excluded</text:p>
          </table:table-cell>
          <table:table-cell/>
        </table:table-row>
        <table:table-row table:style-name="ro1">
          <table:table-cell/>
          <table:table-cell office:value-type="float" office:value="-2389" calcext:value-type="float">
            <text:p>-23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hn Kelly , LAB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ddie Conroy , AAA-PBP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ne Farrell , RN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riam Hennesy , GP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ny Coleman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omas Declan Fallon , IND excluded </text:p>
          </table:table-cell>
          <table:table-cell/>
        </table:table-row>
      </table:table>
      <table:table table:name="Sheet37" table:style-name="ta1">
        <table:table-column table:style-name="co2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Sligo-Leitri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6" calcext:value-type="percentage">
            <text:p>65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5911" calcext:value-type="float">
            <text:p>9591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2335" calcext:value-type="float">
            <text:p>623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468" calcext:value-type="float">
            <text:p>12468</text:p>
          </table:table-cell>
          <table:table-cell/>
        </table:table-row>
        <table:table-row table:style-name="ro1">
          <table:table-cell office:value-type="string" calcext:value-type="string">
            <text:p>Martin Kenny , SF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066" calcext:value-type="float">
            <text:p>14066</text:p>
          </table:table-cell>
          <table:table-cell/>
        </table:table-row>
        <table:table-row table:style-name="ro1">
          <table:table-cell office:value-type="string" calcext:value-type="string">
            <text:p>Marc MacSharry , FF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227" calcext:value-type="float">
            <text:p>13227</text:p>
          </table:table-cell>
          <table:table-cell/>
        </table:table-row>
        <table:table-row table:style-name="ro1">
          <table:table-cell office:value-type="string" calcext:value-type="string">
            <text:p>Tony McLoughlin , FG Count 15 elected</text:p>
          </table:table-cell>
          <table:table-cell/>
        </table:table-row>
        <table:table-row table:style-name="ro1">
          <table:table-cell office:value-type="string" calcext:value-type="string">
            <text:p>+21 10931</text:p>
          </table:table-cell>
          <table:table-cell/>
        </table:table-row>
        <table:table-row table:style-name="ro1">
          <table:table-cell office:value-type="string" calcext:value-type="string">
            <text:p>Eamon Scanlon , FF Count 15 elected</text:p>
          </table:table-cell>
          <table:table-cell/>
        </table:table-row>
        <table:table-row table:style-name="ro1">
          <table:table-cell office:value-type="string" calcext:value-type="string">
            <text:p>+637 10822</text:p>
          </table:table-cell>
          <table:table-cell/>
        </table:table-row>
        <table:table-row table:style-name="ro1">
          <table:table-cell office:value-type="string" calcext:value-type="string">
            <text:p>Gerry Reynolds , FG excluded</text:p>
          </table:table-cell>
          <table:table-cell/>
        </table:table-row>
        <table:table-row table:style-name="ro1">
          <table:table-cell office:value-type="string" calcext:value-type="string">
            <text:p>+101 10417</text:p>
          </table:table-cell>
          <table:table-cell/>
        </table:table-row>
        <table:table-row table:style-name="ro1">
          <table:table-cell office:value-type="string" calcext:value-type="string">
            <text:p>Chris MacManus , SF excluded</text:p>
          </table:table-cell>
          <table:table-cell/>
        </table:table-row>
        <table:table-row table:style-name="ro1">
          <table:table-cell office:value-type="string" calcext:value-type="string">
            <text:p>Paddy O'Rourke , FF excluded</text:p>
          </table:table-cell>
          <table:table-cell/>
        </table:table-row>
        <table:table-row table:style-name="ro1">
          <table:table-cell office:value-type="string" calcext:value-type="string">
            <text:p>Declan Bree , IND excluded</text:p>
          </table:table-cell>
          <table:table-cell/>
        </table:table-row>
        <table:table-row table:style-name="ro1">
          <table:table-cell office:value-type="string" calcext:value-type="string">
            <text:p>John Perry , FG excluded</text:p>
          </table:table-cell>
          <table:table-cell/>
        </table:table-row>
        <table:table-row table:style-name="ro1">
          <table:table-cell office:value-type="string" calcext:value-type="string">
            <text:p>Marie Casserly , IA excluded</text:p>
          </table:table-cell>
          <table:table-cell/>
        </table:table-row>
        <table:table-row table:style-name="ro1">
          <table:table-cell office:value-type="string" calcext:value-type="string">
            <text:p>Susan O'Keeffe , LAB excluded</text:p>
          </table:table-cell>
          <table:table-cell/>
        </table:table-row>
        <table:table-row table:style-name="ro1">
          <table:table-cell office:value-type="string" calcext:value-type="string">
            <text:p>Nigel Gallagher , AAA-PBP excluded</text:p>
          </table:table-cell>
          <table:table-cell/>
        </table:table-row>
        <table:table-row table:style-name="ro1">
          <table:table-cell office:value-type="string" calcext:value-type="string">
            <text:p>Bernie O'Hara , IND excluded</text:p>
          </table:table-cell>
          <table:table-cell/>
        </table:table-row>
        <table:table-row table:style-name="ro1">
          <table:table-cell office:value-type="string" calcext:value-type="string">
            <text:p>Des Guckian , IND excluded</text:p>
          </table:table-cell>
          <table:table-cell/>
        </table:table-row>
        <table:table-row table:style-name="ro1">
          <table:table-cell office:value-type="string" calcext:value-type="string">
            <text:p>Finbarr Filan , RN excluded</text:p>
          </table:table-cell>
          <table:table-cell/>
        </table:table-row>
        <table:table-row table:style-name="ro1">
          <table:table-cell office:value-type="string" calcext:value-type="string">
            <text:p>Leslie O'Hora , GP excluded</text:p>
          </table:table-cell>
          <table:table-cell/>
        </table:table-row>
        <table:table-row table:style-name="ro1">
          <table:table-cell office:value-type="string" calcext:value-type="string">
            <text:p>Eamon Murray , IND excluded</text:p>
          </table:table-cell>
          <table:table-cell/>
        </table:table-row>
        <table:table-row table:style-name="ro1">
          <table:table-cell office:value-type="string" calcext:value-type="string">
            <text:p>Bernard Sweeney , IND excluded </text:p>
          </table:table-cell>
          <table:table-cell/>
        </table:table-row>
      </table:table>
      <table:table table:name="Sheet38" table:style-name="ta1">
        <table:table-column table:style-name="co4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Tippera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8" calcext:value-type="percentage">
            <text:p>69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615" calcext:value-type="float">
            <text:p>11261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7948" calcext:value-type="float">
            <text:p>7794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992" calcext:value-type="float">
            <text:p>12992</text:p>
          </table:table-cell>
          <table:table-cell/>
        </table:table-row>
        <table:table-row table:style-name="ro1">
          <table:table-cell office:value-type="string" calcext:value-type="string">
            <text:p>Jackie Cahill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062" calcext:value-type="float">
            <text:p>15062</text:p>
          </table:table-cell>
          <table:table-cell/>
        </table:table-row>
        <table:table-row table:style-name="ro1">
          <table:table-cell office:value-type="string" calcext:value-type="string">
            <text:p>Michael Lowry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Mattie McGrath , IND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Seamus Healy , IND Count 7 elected</text:p>
          </table:table-cell>
          <table:table-cell/>
        </table:table-row>
        <table:table-row table:style-name="ro1">
          <table:table-cell office:value-type="string" calcext:value-type="string">
            <text:p>+845 12874</text:p>
          </table:table-cell>
          <table:table-cell/>
        </table:table-row>
        <table:table-row table:style-name="ro1">
          <table:table-cell office:value-type="string" calcext:value-type="string">
            <text:p>Alan Kelly , LAB Count 7 elected</text:p>
          </table:table-cell>
          <table:table-cell/>
        </table:table-row>
        <table:table-row table:style-name="ro1">
          <table:table-cell office:value-type="string" calcext:value-type="string">
            <text:p>+683 11750</text:p>
          </table:table-cell>
          <table:table-cell/>
        </table:table-row>
        <table:table-row table:style-name="ro1">
          <table:table-cell office:value-type="string" calcext:value-type="string">
            <text:p>Tom Hayes , FG excluded</text:p>
          </table:table-cell>
          <table:table-cell/>
        </table:table-row>
        <table:table-row table:style-name="ro1">
          <table:table-cell office:value-type="string" calcext:value-type="string">
            <text:p>+494 10437</text:p>
          </table:table-cell>
          <table:table-cell/>
        </table:table-row>
        <table:table-row table:style-name="ro1">
          <table:table-cell office:value-type="string" calcext:value-type="string">
            <text:p>Michael Smith , FF excluded</text:p>
          </table:table-cell>
          <table:table-cell/>
        </table:table-row>
        <table:table-row table:style-name="ro1">
          <table:table-cell office:value-type="string" calcext:value-type="string">
            <text:p>Seamus Morris , SF excluded</text:p>
          </table:table-cell>
          <table:table-cell/>
        </table:table-row>
        <table:table-row table:style-name="ro1">
          <table:table-cell office:value-type="string" calcext:value-type="string">
            <text:p>Noel Coonan , FG excluded</text:p>
          </table:table-cell>
          <table:table-cell/>
        </table:table-row>
        <table:table-row table:style-name="ro1">
          <table:table-cell office:value-type="string" calcext:value-type="string">
            <text:p>Siobhán Ambrose , FF excluded</text:p>
          </table:table-cell>
          <table:table-cell/>
        </table:table-row>
        <table:table-row table:style-name="ro1">
          <table:table-cell office:value-type="string" calcext:value-type="string">
            <text:p>Marie Murphy , FG excluded</text:p>
          </table:table-cell>
          <table:table-cell/>
        </table:table-row>
        <table:table-row table:style-name="ro1">
          <table:table-cell office:value-type="string" calcext:value-type="string">
            <text:p>Gearóid Fitzgibbon , GP excluded</text:p>
          </table:table-cell>
          <table:table-cell/>
        </table:table-row>
        <table:table-row table:style-name="ro1">
          <table:table-cell office:value-type="string" calcext:value-type="string">
            <text:p>Michael Dillon , IND excluded </text:p>
          </table:table-cell>
          <table:table-cell/>
        </table:table-row>
      </table:table>
      <table:table table:name="Sheet39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ater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7" calcext:value-type="percentage">
            <text:p>63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1819" calcext:value-type="float">
            <text:p>8181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1703" calcext:value-type="float">
            <text:p>51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341" calcext:value-type="float">
            <text:p>10341</text:p>
          </table:table-cell>
          <table:table-cell/>
        </table:table-row>
        <table:table-row table:style-name="ro1">
          <table:table-cell office:value-type="string" calcext:value-type="string">
            <text:p>John Halligan , IA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48" calcext:value-type="float">
            <text:p>11148</text:p>
          </table:table-cell>
          <table:table-cell/>
        </table:table-row>
        <table:table-row table:style-name="ro1">
          <table:table-cell office:value-type="string" calcext:value-type="string">
            <text:p>Mary Butler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603" calcext:value-type="float">
            <text:p>10603</text:p>
          </table:table-cell>
          <table:table-cell/>
        </table:table-row>
        <table:table-row table:style-name="ro1">
          <table:table-cell office:value-type="string" calcext:value-type="string">
            <text:p>David Cullinane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97" calcext:value-type="float">
            <text:p>10497</text:p>
          </table:table-cell>
          <table:table-cell/>
        </table:table-row>
        <table:table-row table:style-name="ro1">
          <table:table-cell office:value-type="string" calcext:value-type="string">
            <text:p>John Deasy , FG Count 9 elected</text:p>
          </table:table-cell>
          <table:table-cell/>
        </table:table-row>
        <table:table-row table:style-name="ro1">
          <table:table-cell office:value-type="string" calcext:value-type="string">
            <text:p>+228 9671</text:p>
          </table:table-cell>
          <table:table-cell/>
        </table:table-row>
        <table:table-row table:style-name="ro1">
          <table:table-cell office:value-type="string" calcext:value-type="string">
            <text:p>Paudie Coffey , FG excluded</text:p>
          </table:table-cell>
          <table:table-cell/>
        </table:table-row>
        <table:table-row table:style-name="ro1">
          <table:table-cell office:value-type="string" calcext:value-type="string">
            <text:p>+158 9104</text:p>
          </table:table-cell>
          <table:table-cell/>
        </table:table-row>
        <table:table-row table:style-name="ro1">
          <table:table-cell office:value-type="string" calcext:value-type="string">
            <text:p>Grace O'Sullivan , GP excluded</text:p>
          </table:table-cell>
          <table:table-cell/>
        </table:table-row>
        <table:table-row table:style-name="ro1">
          <table:table-cell office:value-type="string" calcext:value-type="string">
            <text:p>Ciara Conway , LAB excluded</text:p>
          </table:table-cell>
          <table:table-cell/>
        </table:table-row>
        <table:table-row table:style-name="ro1">
          <table:table-cell office:value-type="string" calcext:value-type="string">
            <text:p>Una Dunphy , AAA-PBP excluded</text:p>
          </table:table-cell>
          <table:table-cell/>
        </table:table-row>
        <table:table-row table:style-name="ro1">
          <table:table-cell office:value-type="string" calcext:value-type="string">
            <text:p>Mailo Power , RN excluded</text:p>
          </table:table-cell>
          <table:table-cell/>
        </table:table-row>
        <table:table-row table:style-name="ro1">
          <table:table-cell office:value-type="string" calcext:value-type="string">
            <text:p>John D. Walsh , IND excluded</text:p>
          </table:table-cell>
          <table:table-cell/>
        </table:table-row>
        <table:table-row table:style-name="ro1">
          <table:table-cell office:value-type="string" calcext:value-type="string">
            <text:p>Edward Quilty , DDI excluded</text:p>
          </table:table-cell>
          <table:table-cell/>
        </table:table-row>
        <table:table-row table:style-name="ro1">
          <table:table-cell office:value-type="string" calcext:value-type="string">
            <text:p>Sheikh Mohiuddin Ahmed , IND excluded </text:p>
          </table:table-cell>
          <table:table-cell/>
        </table:table-row>
      </table:table>
      <table:table table:name="Sheet40" table:style-name="ta1">
        <table:table-column table:style-name="co5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ex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9" calcext:value-type="percentage">
            <text:p>65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9865" calcext:value-type="float">
            <text:p>10986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1661" calcext:value-type="float">
            <text:p>716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944" calcext:value-type="float">
            <text:p>11944</text:p>
          </table:table-cell>
          <table:table-cell/>
        </table:table-row>
        <table:table-row table:style-name="ro1">
          <table:table-cell office:value-type="string" calcext:value-type="string">
            <text:p>Mick Wallace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420" calcext:value-type="float">
            <text:p>13420</text:p>
          </table:table-cell>
          <table:table-cell/>
        </table:table-row>
        <table:table-row table:style-name="ro1">
          <table:table-cell office:value-type="string" calcext:value-type="string">
            <text:p>James Browne , F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434" calcext:value-type="float">
            <text:p>12434</text:p>
          </table:table-cell>
          <table:table-cell/>
        </table:table-row>
        <table:table-row table:style-name="ro1">
          <table:table-cell office:value-type="string" calcext:value-type="string">
            <text:p>Brendan Howlin , LAB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071" calcext:value-type="float">
            <text:p>12071</text:p>
          </table:table-cell>
          <table:table-cell/>
        </table:table-row>
        <table:table-row table:style-name="ro1">
          <table:table-cell office:value-type="string" calcext:value-type="string">
            <text:p>Michael D'Arcy , FG Count 14 elected</text:p>
          </table:table-cell>
          <table:table-cell/>
        </table:table-row>
        <table:table-row table:style-name="ro1">
          <table:table-cell office:value-type="string" calcext:value-type="string">
            <text:p>+274 11645</text:p>
          </table:table-cell>
          <table:table-cell/>
        </table:table-row>
        <table:table-row table:style-name="ro1">
          <table:table-cell office:value-type="string" calcext:value-type="string">
            <text:p>Paul Kehoe , FG Count 14 elected</text:p>
          </table:table-cell>
          <table:table-cell/>
        </table:table-row>
        <table:table-row table:style-name="ro1">
          <table:table-cell office:value-type="string" calcext:value-type="string">
            <text:p>+111 9704</text:p>
          </table:table-cell>
          <table:table-cell/>
        </table:table-row>
        <table:table-row table:style-name="ro1">
          <table:table-cell office:value-type="string" calcext:value-type="string">
            <text:p>Johnny Mythen , SF excluded</text:p>
          </table:table-cell>
          <table:table-cell/>
        </table:table-row>
        <table:table-row table:style-name="ro1">
          <table:table-cell office:value-type="string" calcext:value-type="string">
            <text:p>+247 9652</text:p>
          </table:table-cell>
          <table:table-cell/>
        </table:table-row>
        <table:table-row table:style-name="ro1">
          <table:table-cell office:value-type="string" calcext:value-type="string">
            <text:p>Malcolm Byrne , FF excluded</text:p>
          </table:table-cell>
          <table:table-cell/>
        </table:table-row>
        <table:table-row table:style-name="ro1">
          <table:table-cell office:value-type="string" calcext:value-type="string">
            <text:p>Ger Carthy , IND excluded</text:p>
          </table:table-cell>
          <table:table-cell/>
        </table:table-row>
        <table:table-row table:style-name="ro1">
          <table:table-cell office:value-type="string" calcext:value-type="string">
            <text:p>Aoife Byrne , FF excluded</text:p>
          </table:table-cell>
          <table:table-cell/>
        </table:table-row>
        <table:table-row table:style-name="ro1">
          <table:table-cell office:value-type="string" calcext:value-type="string">
            <text:p>Leonard Kelly , SD excluded</text:p>
          </table:table-cell>
          <table:table-cell/>
        </table:table-row>
        <table:table-row table:style-name="ro1">
          <table:table-cell office:value-type="string" calcext:value-type="string">
            <text:p>Deirdre Wadding , AAA-PBP excluded</text:p>
          </table:table-cell>
          <table:table-cell/>
        </table:table-row>
        <table:table-row table:style-name="ro1">
          <table:table-cell office:value-type="string" calcext:value-type="string">
            <text:p>John Dwyer , IND excluded</text:p>
          </table:table-cell>
          <table:table-cell/>
        </table:table-row>
        <table:table-row table:style-name="ro1">
          <table:table-cell office:value-type="string" calcext:value-type="string">
            <text:p>Julie Hogan , FG excluded</text:p>
          </table:table-cell>
          <table:table-cell/>
        </table:table-row>
        <table:table-row table:style-name="ro1">
          <table:table-cell office:value-type="string" calcext:value-type="string">
            <text:p>Ann Walsh , GP excluded</text:p>
          </table:table-cell>
          <table:table-cell/>
        </table:table-row>
        <table:table-row table:style-name="ro1">
          <table:table-cell office:value-type="string" calcext:value-type="string">
            <text:p>Caroline Foxe , IND excluded</text:p>
          </table:table-cell>
          <table:table-cell/>
        </table:table-row>
        <table:table-row table:style-name="ro1">
          <table:table-cell office:value-type="string" calcext:value-type="string">
            <text:p>Emmet Moloney , IND excluded</text:p>
          </table:table-cell>
          <table:table-cell/>
        </table:table-row>
        <table:table-row table:style-name="ro1">
          <table:table-cell office:value-type="string" calcext:value-type="string">
            <text:p>David Lloyd , DDI excluded </text:p>
          </table:table-cell>
          <table:table-cell/>
        </table:table-row>
      </table:table>
      <table:table table:name="Sheet41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icklow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9" calcext:value-type="percentage">
            <text:p>70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7858" calcext:value-type="float">
            <text:p>978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8804" calcext:value-type="float">
            <text:p>688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Stephen Donnell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348" calcext:value-type="float">
            <text:p>14348</text:p>
          </table:table-cell>
          <table:table-cell/>
        </table:table-row>
        <table:table-row table:style-name="ro1">
          <table:table-cell office:value-type="string" calcext:value-type="string">
            <text:p>John Brady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89" calcext:value-type="float">
            <text:p>11489</text:p>
          </table:table-cell>
          <table:table-cell/>
        </table:table-row>
        <table:table-row table:style-name="ro1">
          <table:table-cell office:value-type="string" calcext:value-type="string">
            <text:p>Simon Harris , FG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Andrew Doyle , FG Count 10 elected</text:p>
          </table:table-cell>
          <table:table-cell/>
        </table:table-row>
        <table:table-row table:style-name="ro1">
          <table:table-cell office:value-type="string" calcext:value-type="string">
            <text:p>+742 10394</text:p>
          </table:table-cell>
          <table:table-cell/>
        </table:table-row>
        <table:table-row table:style-name="ro1">
          <table:table-cell office:value-type="string" calcext:value-type="string">
            <text:p>Pat Casey , FF Count 10 elected</text:p>
          </table:table-cell>
          <table:table-cell/>
        </table:table-row>
        <table:table-row table:style-name="ro1">
          <table:table-cell office:value-type="string" calcext:value-type="string">
            <text:p>+1046 10260</text:p>
          </table:table-cell>
          <table:table-cell/>
        </table:table-row>
        <table:table-row table:style-name="ro1">
          <table:table-cell office:value-type="string" calcext:value-type="string">
            <text:p>Billy Timmins , RN excluded</text:p>
          </table:table-cell>
          <table:table-cell/>
        </table:table-row>
        <table:table-row table:style-name="ro1">
          <table:table-cell office:value-type="string" calcext:value-type="string">
            <text:p>+1080 8359</text:p>
          </table:table-cell>
          <table:table-cell/>
        </table:table-row>
        <table:table-row table:style-name="ro1">
          <table:table-cell office:value-type="string" calcext:value-type="string">
            <text:p>Joe Behan , IND excluded</text:p>
          </table:table-cell>
          <table:table-cell/>
        </table:table-row>
        <table:table-row table:style-name="ro1">
          <table:table-cell office:value-type="float" office:value="-5218" calcext:value-type="float">
            <text:p>-5218</text:p>
          </table:table-cell>
          <table:table-cell/>
        </table:table-row>
        <table:table-row table:style-name="ro1">
          <table:table-cell office:value-type="string" calcext:value-type="string">
            <text:p>Anne Ferris , LAB excluded</text:p>
          </table:table-cell>
          <table:table-cell/>
        </table:table-row>
        <table:table-row table:style-name="ro1">
          <table:table-cell office:value-type="string" calcext:value-type="string">
            <text:p>Jennifer Cuffe , FF excluded</text:p>
          </table:table-cell>
          <table:table-cell/>
        </table:table-row>
        <table:table-row table:style-name="ro1">
          <table:table-cell office:value-type="string" calcext:value-type="string">
            <text:p>Avril Cronin , FG excluded</text:p>
          </table:table-cell>
          <table:table-cell/>
        </table:table-row>
        <table:table-row table:style-name="ro1">
          <table:table-cell office:value-type="string" calcext:value-type="string">
            <text:p>Sharon Briggs , AAA-PBP excluded</text:p>
          </table:table-cell>
          <table:table-cell/>
        </table:table-row>
        <table:table-row table:style-name="ro1">
          <table:table-cell office:value-type="string" calcext:value-type="string">
            <text:p>Steven Matthews , GP excluded</text:p>
          </table:table-cell>
          <table:table-cell/>
        </table:table-row>
        <table:table-row table:style-name="ro1">
          <table:table-cell office:value-type="string" calcext:value-type="string">
            <text:p>Anna Doyle , AAA-PBP excluded</text:p>
          </table:table-cell>
          <table:table-cell/>
        </table:table-row>
        <table:table-row table:style-name="ro1">
          <table:table-cell office:value-type="string" calcext:value-type="string">
            <text:p>Charlie Keddy , IND excluded</text:p>
          </table:table-cell>
          <table:table-cell/>
        </table:table-row>
        <table:table-row table:style-name="ro1">
          <table:table-cell office:value-type="string" calcext:value-type="string">
            <text:p>Katrina Hutchinson , DDI excluded</text:p>
          </table:table-cell>
          <table:table-cell/>
        </table:table-row>
        <table:table-row table:style-name="ro1">
          <table:table-cell office:value-type="string" calcext:value-type="string">
            <text:p>Bob Kearns , IND excluded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 style:data-style-name="N2" text:time-value="14:18:19.8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2:11:32.062000000</meta:creation-date>
    <dc:date>2016-04-08T15:27:47.635000000</dc:date>
    <meta:editing-duration>PT9H29M30S</meta:editing-duration>
    <meta:editing-cycles>284</meta:editing-cycles>
    <meta:generator>LibreOffice/5.1.0.3$Windows_x86 LibreOffice_project/5e3e00a007d9b3b6efb6797a8b8e57b51ab1f737</meta:generator>
    <meta:document-statistic meta:table-count="40" meta:cell-count="2357" meta:object-count="0"/>
  </office:meta>
</office:document-meta>
</file>